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499000002556F2C84C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25.7cm" svg:height="13.035cm" draw:z-index="0"><draw:image xlink:href="Pictures/1000000000000499000002556F2C84C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2-03-14T22:47:40</meta:creation-date>
    <meta:printed-by>ivan </meta:printed-by>
    <meta:print-date>2012-03-14T22:48:12</meta:print-date>
    <dc:date>2012-03-14T22:48:56</dc:date>
    <dc:creator>ivan </dc:creator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3.5$Linux_x86 LibreOffice_project/350m1$Build-13</meta:generator>
  </office:meta>
</office:document-meta>
</file>